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_Charge_TauxUR" table:style-name="ta1">
        <table:shapes>
          <draw:frame draw:z-index="0" draw:style-name="gr1" draw:text-style-name="P1" svg:width="163.15mm" svg:height="106.52mm" svg:x="54.47mm" svg:y="1.06mm">
            <loext:p draw:notify-on-update-of-ranges="Graph_Charge_TauxUR.A1:Graph_Charge_TauxUR.A1 Graph_Charge_TauxUR.A2:Graph_Charge_TauxUR.A24 Graph_Charge_TauxUR.B1:Graph_Charge_TauxUR.B1 Graph_Charge_TauxUR.B2:Graph_Charge_TauxUR.B24 Graph_Charge_TauxUR.A1:Graph_Charge_TauxUR.A1 Graph_Charge_TauxUR.A2:Graph_Charge_TauxUR.A24 Graph_Charge_TauxUR.C1:Graph_Charge_TauxUR.C1 Graph_Charge_TauxUR.C2:Graph_Charge_TauxUR.C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MaxSN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9375" calcext:value-type="float">
            <text:p>16,9375</text:p>
          </table:table-cell>
          <table:table-cell office:value-type="float" office:value="16.53515625" calcext:value-type="float">
            <text:p>16,53515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19921875" calcext:value-type="float">
            <text:p>24,19921875</text:p>
          </table:table-cell>
          <table:table-cell office:value-type="float" office:value="22.55078125" calcext:value-type="float">
            <text:p>22,55078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.203125" calcext:value-type="float">
            <text:p>34,203125</text:p>
          </table:table-cell>
          <table:table-cell office:value-type="float" office:value="29.71875" calcext:value-type="float">
            <text:p>29,71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.41015625" calcext:value-type="float">
            <text:p>41,41015625</text:p>
          </table:table-cell>
          <table:table-cell office:value-type="float" office:value="34.4609375" calcext:value-type="float">
            <text:p>34,4609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.2421875" calcext:value-type="float">
            <text:p>51,2421875</text:p>
          </table:table-cell>
          <table:table-cell office:value-type="float" office:value="42.12890625" calcext:value-type="float">
            <text:p>42,12890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.47265625" calcext:value-type="float">
            <text:p>58,47265625</text:p>
          </table:table-cell>
          <table:table-cell office:value-type="float" office:value="46.82421875" calcext:value-type="float">
            <text:p>46,82421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.109375" calcext:value-type="float">
            <text:p>68,109375</text:p>
          </table:table-cell>
          <table:table-cell office:value-type="float" office:value="53.6171875" calcext:value-type="float">
            <text:p>53,6171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5546875" calcext:value-type="float">
            <text:p>75,5546875</text:p>
          </table:table-cell>
          <table:table-cell office:value-type="float" office:value="58.58984375" calcext:value-type="float">
            <text:p>58,58984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.25" calcext:value-type="float">
            <text:p>85,25</text:p>
          </table:table-cell>
          <table:table-cell office:value-type="float" office:value="65.5546875" calcext:value-type="float">
            <text:p>65,55468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.43359375" calcext:value-type="float">
            <text:p>92,43359375</text:p>
          </table:table-cell>
          <table:table-cell office:value-type="float" office:value="70.03515625" calcext:value-type="float">
            <text:p>70,03515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76.3359375" calcext:value-type="float">
            <text:p>76,3359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14453125" calcext:value-type="float">
            <text:p>99,14453125</text:p>
          </table:table-cell>
          <table:table-cell office:value-type="float" office:value="80.9765625" calcext:value-type="float">
            <text:p>80,97656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86.82421875" calcext:value-type="float">
            <text:p>86,82421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91.3828125" calcext:value-type="float">
            <text:p>91,3828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7.2265625" calcext:value-type="float">
            <text:p>97,2265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18:40:12.021039680</dc:date>
    <meta:editing-duration>PT1M58S</meta:editing-duration>
    <meta:editing-cycles>1</meta:editing-cycles>
    <meta:document-statistic meta:table-count="1" meta:cell-count="8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16cm" svg:height="10.653cm" xlink:href=".." xlink:type="simple" chart:class="chart:scatter" chart:style-name="ch1">
        <chart:legend chart:legend-position="end" svg:x="13.596cm" svg:y="4.778cm" style:legend-expansion="high" chart:style-name="ch2"/>
        <chart:plot-area chart:style-name="ch3" table:cell-range-address="Graph_Charge_TauxUR.A1:Graph_Charge_TauxUR.C24" chart:data-source-has-labels="row" svg:x="1.337cm" svg:y="0.213cm" svg:width="11.933cm" svg:height="9.246cm">
          <chartooo:coordinate-region svg:x="1.958cm" svg:y="0.412cm" svg:width="10.939cm" svg:height="8.4cm"/>
          <chart:axis chart:dimension="x" chart:name="primary-x" chart:style-name="ch4">
            <chart:title svg:x="5.142cm" svg:y="9.672cm" chart:style-name="ch5">
              <text:p>Charge (nombre d'utilisateur)</text:p>
            </chart:title>
          </chart:axis>
          <chart:axis chart:dimension="y" chart:name="primary-y" chart:style-name="ch4">
            <chart:title svg:x="0.451cm" svg:y="6.653cm" chart:style-name="ch6">
              <text:p>Taux d'utilisation des UR</text:p>
            </chart:title>
            <chart:grid chart:style-name="ch7" chart:class="major"/>
          </chart:axis>
          <chart:series chart:style-name="ch8" chart:values-cell-range-address="Graph_Charge_TauxUR.B2:Graph_Charge_TauxUR.B24" chart:label-cell-address="Graph_Charge_TauxUR.B1:Graph_Charge_TauxUR.B1" chart:class="chart:scatter">
            <chart:domain table:cell-range-address="Graph_Charge_TauxUR.A2:Graph_Charge_TauxUR.A24"/>
            <chart:data-point chart:repeated="23"/>
          </chart:series>
          <chart:series chart:style-name="ch9" chart:values-cell-range-address="Graph_Charge_TauxUR.C2:Graph_Charge_TauxUR.C24" chart:label-cell-address="Graph_Charge_TauxUR.C1:Graph_Charge_TauxUR.C1" chart:class="chart:scatte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R</text:p>
                <draw:g>
                  <svg:desc>Graph_Charge_TauxUR.B1:Graph_Charge_TauxUR.B1</svg:desc>
                </draw:g>
              </table:table-cell>
              <table:table-cell office:value-type="string">
                <text:p>MaxSNR</text:p>
                <draw:g>
                  <svg:desc>Graph_Charge_TauxUR.C1:Graph_Charge_TauxU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Graph_Charge_TauxUR.A2:Graph_Charge_TauxUR.A24</svg:desc>
                </draw:g>
              </table:table-cell>
              <table:table-cell office:value-type="float" office:value="16.9375">
                <text:p>16.9375</text:p>
                <draw:g>
                  <svg:desc>Graph_Charge_TauxUR.B2:Graph_Charge_TauxUR.B24</svg:desc>
                </draw:g>
              </table:table-cell>
              <table:table-cell office:value-type="float" office:value="16.53515625">
                <text:p>16.53515625</text:p>
                <draw:g>
                  <svg:desc>Graph_Charge_TauxUR.C2:Graph_Charge_TauxUR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4.19921875">
                <text:p>24.19921875</text:p>
              </table:table-cell>
              <table:table-cell office:value-type="float" office:value="22.55078125">
                <text:p>22.5507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4.203125">
                <text:p>34.203125</text:p>
              </table:table-cell>
              <table:table-cell office:value-type="float" office:value="29.71875">
                <text:p>29.7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1.41015625">
                <text:p>41.41015625</text:p>
              </table:table-cell>
              <table:table-cell office:value-type="float" office:value="34.4609375">
                <text:p>34.460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1.2421875">
                <text:p>51.2421875</text:p>
              </table:table-cell>
              <table:table-cell office:value-type="float" office:value="42.12890625">
                <text:p>42.1289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8.47265625">
                <text:p>58.47265625</text:p>
              </table:table-cell>
              <table:table-cell office:value-type="float" office:value="46.82421875">
                <text:p>46.824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8.109375">
                <text:p>68.109375</text:p>
              </table:table-cell>
              <table:table-cell office:value-type="float" office:value="53.6171875">
                <text:p>53.617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5.5546875">
                <text:p>75.5546875</text:p>
              </table:table-cell>
              <table:table-cell office:value-type="float" office:value="58.58984375">
                <text:p>58.5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5.25">
                <text:p>85.25</text:p>
              </table:table-cell>
              <table:table-cell office:value-type="float" office:value="65.5546875">
                <text:p>65.554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2.43359375">
                <text:p>92.43359375</text:p>
              </table:table-cell>
              <table:table-cell office:value-type="float" office:value="70.03515625">
                <text:p>70.035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76.3359375">
                <text:p>76.33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9.14453125">
                <text:p>99.14453125</text:p>
              </table:table-cell>
              <table:table-cell office:value-type="float" office:value="80.9765625">
                <text:p>80.976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86.82421875">
                <text:p>86.82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91.3828125">
                <text:p>91.382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97.2265625">
                <text:p>97.226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